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8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44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191cm"/>
    </style:style>
    <style:style style:name="co8" style:family="table-column">
      <style:table-column-properties fo:break-before="auto" style:column-width="1.914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5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0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fo:border-bottom="0.035cm solid #000000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12" style:family="table-cell" style:parent-style-name="Default" style:data-style-name="N1">
      <style:table-cell-properties fo:border="0.002cm solid #000000"/>
    </style:style>
    <style:style style:name="ce13" style:family="table-cell" style:parent-style-name="Default" style:data-style-name="N1">
      <style:table-cell-properties fo:border-bottom="0.035cm solid #000000" fo:border-left="0.002cm solid #000000" fo:border-right="0.002cm solid #000000" fo:border-top="0.002cm solid #000000"/>
    </style:style>
    <style:style style:name="ce14" style:family="table-cell" style:parent-style-name="Default" style:data-style-name="N2">
      <style:table-cell-properties fo:border="0.002cm solid #000000"/>
    </style:style>
    <style:style style:name="ce15" style:family="table-cell" style:parent-style-name="Default" style:data-style-name="N2">
      <style:table-cell-properties fo:border-bottom="0.035cm solid #000000" fo:border-left="0.002cm solid #000000" fo:border-right="0.002cm solid #000000" fo:border-top="0.002cm solid #000000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35cm solid #000000" style:text-align-source="fix" style:repeat-content="false" fo:border-left="0.002cm solid #000000" fo:border-right="0.035cm solid #000000" fo:border-top="0.002cm solid #000000" style:vertical-align="middle"/>
      <style:paragraph-properties fo:text-align="center"/>
    </style:style>
    <style:style style:name="ce19" style:family="table-cell" style:parent-style-name="Default" style:data-style-name="N60">
      <style:table-cell-properties fo:border-bottom="0.002cm solid #000000" fo:border-left="0.002cm solid #000000" fo:border-right="0.035cm solid #000000" fo:border-top="0.002cm solid #000000"/>
    </style:style>
    <style:style style:name="ce20" style:family="table-cell" style:parent-style-name="Default" style:data-style-name="N60">
      <style:table-cell-properties fo:border-bottom="0.035cm solid #000000" fo:border-left="0.002cm solid #000000" fo:border-right="0.035cm solid #000000" fo:border-top="0.002cm solid #000000"/>
    </style:style>
    <style:style style:name="ce21" style:family="table-cell" style:parent-style-name="Default" style:data-style-name="N108"/>
    <style:style style:name="ce22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002cm solid #000000" fo:border-left="none" fo:border-right="0.035cm solid #000000" fo:border-top="0.002cm solid #000000"/>
    </style:style>
    <style:style style:name="ce24" style:family="table-cell" style:parent-style-name="Default" style:data-style-name="N108">
      <style:table-cell-properties fo:border-bottom="0.002cm solid #000000" fo:border-left="none" fo:border-right="0.035cm solid #000000" fo:border-top="0.002cm solid #000000"/>
    </style:style>
    <style:style style:name="ce25" style:family="table-cell" style:parent-style-name="Default" style:data-style-name="N108">
      <style:table-cell-properties fo:border-bottom="0.035cm solid #000000" fo:border-left="none" fo:border-right="0.035cm solid #000000" fo:border-top="0.002cm solid #000000"/>
    </style:style>
    <style:style style:name="ce26" style:family="table-cell" style:parent-style-name="Default" style:data-style-name="N108">
      <style:table-cell-properties fo:border="0.035cm solid #000000"/>
    </style:style>
    <style:style style:name="gr1" style:family="graphic">
      <style:graphic-properties draw:stroke="none" draw:fill="gradient" draw:fill-gradient-name="Gradient_20_1" draw:textarea-horizontal-align="center" draw:textarea-vertical-align="middle" draw:shadow="hidden" draw:shadow-opacity="20%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b 70%"/>
    </style:style>
    <style:style style:name="T2" style:family="text">
      <style:text-properties style:font-name="Arial1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table:number-columns-spanned="1" table:number-rows-spanned="2">
            <text:p>n, дел</text:p>
          </table:table-cell>
          <table:table-cell table:style-name="ce5" office:value-type="string" table:number-columns-spanned="1" table:number-rows-spanned="2">
            <text:p>t, C</text:p>
          </table:table-cell>
          <table:table-cell table:style-name="ce5" office:value-type="string" table:number-columns-spanned="1" table:number-rows-spanned="2">
            <text:p>T, K</text:p>
          </table:table-cell>
          <table:table-cell table:style-name="ce5" office:value-type="string" table:number-columns-spanned="1" table:number-rows-spanned="2">
            <text:p>R<text:span text:style-name="T1">м</text:span></text:p>
          </table:table-cell>
          <table:table-cell table:style-name="ce9" office:value-type="string" table:number-columns-spanned="2" table:number-rows-spanned="1">
            <text:p>R<text:span text:style-name="T1">п</text:span>, КОм</text:p>
          </table:table-cell>
          <table:covered-table-cell table:style-name="ce9"/>
          <table:table-cell table:style-name="ce1" office:value-type="string" table:number-columns-spanned="1" table:number-rows-spanned="2">
            <text:p>&lt;R<text:span text:style-name="T1">п</text:span>&gt;, КОм</text:p>
          </table:table-cell>
          <table:table-cell table:style-name="ce10" office:value-type="string" table:number-columns-spanned="1" table:number-rows-spanned="2">
            <text:p>G<text:span text:style-name="T1">п</text:span>, мкСм</text:p>
          </table:table-cell>
          <table:table-cell table:style-name="ce5" office:value-type="string" table:number-columns-spanned="1" table:number-rows-spanned="2">
            <text:p>ln(G<text:span text:style-name="T1">п</text:span>)</text:p>
          </table:table-cell>
          <table:table-cell table:style-name="ce17" office:value-type="string" table:number-columns-spanned="1" table:number-rows-spanned="2">
            <text:p>1/Т</text:p>
          </table:table-cell>
          <table:table-cell table:style-name="ce22" office:value-type="string" table:number-columns-spanned="1" table:number-rows-spanned="2">
            <text:p><text:span text:style-name="T2">Δ</text:span>E, эВ</text:p>
          </table:table-cell>
          <table:table-cell>
            <draw:frame table:end-cell-address="Лист1.R20" table:end-x="0.489cm" table:end-y="0.399cm" draw:z-index="1" draw:style-name="gr1" draw:text-style-name="P1" svg:width="13.549cm" svg:height="9.179cm" svg:x="0.489cm" svg:y="0.266cm">
              <draw:object draw:notify-on-update-of-ranges="Лист1.C3:Лист1.C17 Лист1.G3:Лист1.G1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covered-table-cell table:style-name="ce2"/>
          <table:covered-table-cell table:number-columns-repeated="3" table:style-name="ce6"/>
          <table:table-cell table:style-name="ce6" office:value-type="string">
            <text:p>нагрев</text:p>
          </table:table-cell>
          <table:table-cell table:style-name="ce6" office:value-type="string">
            <text:p>охлаждение</text:p>
          </table:table-cell>
          <table:covered-table-cell table:style-name="ce2"/>
          <table:covered-table-cell table:style-name="ce11"/>
          <table:covered-table-cell table:style-name="ce6"/>
          <table:covered-table-cell table:style-name="ce18"/>
          <table:covered-table-cell table:style-name="ce23"/>
          <table:table-cell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7" office:value-type="float" office:value="30">
            <text:p>30</text:p>
          </table:table-cell>
          <table:table-cell table:style-name="ce7" table:formula="of:=[.B3]+273" office:value-type="float" office:value="303">
            <text:p>303</text:p>
          </table:table-cell>
          <table:table-cell table:style-name="ce7" office:value-type="float" office:value="201">
            <text:p>201</text:p>
          </table:table-cell>
          <table:table-cell table:style-name="ce7" office:value-type="float" office:value="10.36">
            <text:p>10,36</text:p>
          </table:table-cell>
          <table:table-cell table:style-name="ce7" office:value-type="float" office:value="8.69">
            <text:p>8,69</text:p>
          </table:table-cell>
          <table:table-cell table:style-name="ce3" table:formula="of:=AVERAGE([.E3:.F3])" office:value-type="float" office:value="9.525">
            <text:p>9,525</text:p>
          </table:table-cell>
          <table:table-cell table:style-name="ce12" table:formula="of:=1000/[.G3]" office:value-type="float" office:value="104.98687664042">
            <text:p>105</text:p>
          </table:table-cell>
          <table:table-cell table:style-name="ce14" table:formula="of:=LN([.H3]*10^-6)" office:value-type="float" office:value="-9.1616751999949">
            <text:p>-9,16</text:p>
          </table:table-cell>
          <table:table-cell table:style-name="ce19" table:formula="of:=1/[.C3]" office:value-type="float" office:value="0.0033003300330033">
            <text:p>3,30E-003</text:p>
          </table:table-cell>
          <table:table-cell table:style-name="ce24" table:formula="of:=2*[.$J$20]*[.C3]*LN([.$J$19]/([.H3]*10^-6))/[.$J$21]" office:value-type="float" office:value="0.446113889653666">
            <text:p>0,446</text:p>
          </table:table-cell>
          <table:table-cell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7" office:value-type="float" office:value="35">
            <text:p>35</text:p>
          </table:table-cell>
          <table:table-cell table:style-name="ce7" table:formula="of:=[.B4]+273" office:value-type="float" office:value="308">
            <text:p>308</text:p>
          </table:table-cell>
          <table:table-cell table:style-name="ce7" office:value-type="float" office:value="205">
            <text:p>205</text:p>
          </table:table-cell>
          <table:table-cell table:style-name="ce7" office:value-type="float" office:value="9.23">
            <text:p>9,23</text:p>
          </table:table-cell>
          <table:table-cell table:style-name="ce7" office:value-type="float" office:value="7.73">
            <text:p>7,73</text:p>
          </table:table-cell>
          <table:table-cell table:style-name="ce3" table:formula="of:=AVERAGE([.E4:.F4])" office:value-type="float" office:value="8.48">
            <text:p>8,48</text:p>
          </table:table-cell>
          <table:table-cell table:style-name="ce12" table:formula="of:=1000/[.G4]" office:value-type="float" office:value="117.924528301887">
            <text:p>118</text:p>
          </table:table-cell>
          <table:table-cell table:style-name="ce14" table:formula="of:=LN([.H4]*10^-6)" office:value-type="float" office:value="-9.04546572878595">
            <text:p>-9,05</text:p>
          </table:table-cell>
          <table:table-cell table:style-name="ce19" table:formula="of:=1/[.C4]" office:value-type="float" office:value="0.00324675324675325">
            <text:p>3,25E-003</text:p>
          </table:table-cell>
          <table:table-cell table:style-name="ce24" table:formula="of:=2*[.$J$20]*[.C4]*LN([.$J$19]/([.H4]*10^-6))/[.$J$21]" office:value-type="float" office:value="0.447309003915503">
            <text:p>0,447</text:p>
          </table:table-cell>
          <table:table-cell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7" office:value-type="float" office:value="40">
            <text:p>40</text:p>
          </table:table-cell>
          <table:table-cell table:style-name="ce7" table:formula="of:=[.B5]+273" office:value-type="float" office:value="313">
            <text:p>313</text:p>
          </table:table-cell>
          <table:table-cell table:style-name="ce7" office:value-type="float" office:value="208">
            <text:p>208</text:p>
          </table:table-cell>
          <table:table-cell table:style-name="ce7" office:value-type="float" office:value="8.19">
            <text:p>8,19</text:p>
          </table:table-cell>
          <table:table-cell table:style-name="ce7" office:value-type="float" office:value="6.86">
            <text:p>6,86</text:p>
          </table:table-cell>
          <table:table-cell table:style-name="ce3" table:formula="of:=AVERAGE([.E5:.F5])" office:value-type="float" office:value="7.525">
            <text:p>7,525</text:p>
          </table:table-cell>
          <table:table-cell table:style-name="ce12" table:formula="of:=1000/[.G5]" office:value-type="float" office:value="132.890365448505">
            <text:p>133</text:p>
          </table:table-cell>
          <table:table-cell table:style-name="ce14" table:formula="of:=LN([.H5]*10^-6)" office:value-type="float" office:value="-8.92598608961708">
            <text:p>-8,93</text:p>
          </table:table-cell>
          <table:table-cell table:style-name="ce19" table:formula="of:=1/[.C5]" office:value-type="float" office:value="0.00319488817891374">
            <text:p>3,19E-003</text:p>
          </table:table-cell>
          <table:table-cell table:style-name="ce24" table:formula="of:=2*[.$J$20]*[.C5]*LN([.$J$19]/([.H5]*10^-6))/[.$J$21]" office:value-type="float" office:value="0.448127562989913">
            <text:p>0,448</text:p>
          </table:table-cell>
          <table:table-cell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7" office:value-type="float" office:value="45">
            <text:p>45</text:p>
          </table:table-cell>
          <table:table-cell table:style-name="ce7" table:formula="of:=[.B6]+273" office:value-type="float" office:value="318">
            <text:p>318</text:p>
          </table:table-cell>
          <table:table-cell table:style-name="ce7" office:value-type="float" office:value="212">
            <text:p>212</text:p>
          </table:table-cell>
          <table:table-cell table:style-name="ce7" office:value-type="float" office:value="7.27">
            <text:p>7,27</text:p>
          </table:table-cell>
          <table:table-cell table:style-name="ce7" office:value-type="float" office:value="6">
            <text:p>6</text:p>
          </table:table-cell>
          <table:table-cell table:style-name="ce3" table:formula="of:=AVERAGE([.E6:.F6])" office:value-type="float" office:value="6.635">
            <text:p>6,635</text:p>
          </table:table-cell>
          <table:table-cell table:style-name="ce12" table:formula="of:=1000/[.G6]" office:value-type="float" office:value="150.715900527506">
            <text:p>151</text:p>
          </table:table-cell>
          <table:table-cell table:style-name="ce14" table:formula="of:=LN([.H6]*10^-6)" office:value-type="float" office:value="-8.80011394676631">
            <text:p>-8,80</text:p>
          </table:table-cell>
          <table:table-cell table:style-name="ce19" table:formula="of:=1/[.C6]" office:value-type="float" office:value="0.00314465408805031">
            <text:p>3,14E-003</text:p>
          </table:table-cell>
          <table:table-cell table:style-name="ce24" table:formula="of:=2*[.$J$20]*[.C6]*LN([.$J$19]/([.H6]*10^-6))/[.$J$21]" office:value-type="float" office:value="0.448390053982388">
            <text:p>0,448</text:p>
          </table:table-cell>
          <table:table-cell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7" office:value-type="float" office:value="50">
            <text:p>50</text:p>
          </table:table-cell>
          <table:table-cell table:style-name="ce7" table:formula="of:=[.B7]+273" office:value-type="float" office:value="323">
            <text:p>323</text:p>
          </table:table-cell>
          <table:table-cell table:style-name="ce7" office:value-type="float" office:value="216">
            <text:p>216</text:p>
          </table:table-cell>
          <table:table-cell table:style-name="ce7" office:value-type="float" office:value="6.41">
            <text:p>6,41</text:p>
          </table:table-cell>
          <table:table-cell table:style-name="ce7" office:value-type="float" office:value="5.25">
            <text:p>5,25</text:p>
          </table:table-cell>
          <table:table-cell table:style-name="ce3" table:formula="of:=AVERAGE([.E7:.F7])" office:value-type="float" office:value="5.83">
            <text:p>5,83</text:p>
          </table:table-cell>
          <table:table-cell table:style-name="ce12" table:formula="of:=1000/[.G7]" office:value-type="float" office:value="171.526586620926">
            <text:p>172</text:p>
          </table:table-cell>
          <table:table-cell table:style-name="ce14" table:formula="of:=LN([.H7]*10^-6)" office:value-type="float" office:value="-8.67077227934454">
            <text:p>-8,67</text:p>
          </table:table-cell>
          <table:table-cell table:style-name="ce19" table:formula="of:=1/[.C7]" office:value-type="float" office:value="0.00309597523219814">
            <text:p>3,10E-003</text:p>
          </table:table-cell>
          <table:table-cell table:style-name="ce24" table:formula="of:=2*[.$J$20]*[.C7]*LN([.$J$19]/([.H7]*10^-6))/[.$J$21]" office:value-type="float" office:value="0.448242614705997">
            <text:p>0,448</text:p>
          </table:table-cell>
          <table:table-cell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7" office:value-type="float" office:value="55">
            <text:p>55</text:p>
          </table:table-cell>
          <table:table-cell table:style-name="ce7" table:formula="of:=[.B8]+273" office:value-type="float" office:value="328">
            <text:p>328</text:p>
          </table:table-cell>
          <table:table-cell table:style-name="ce7" office:value-type="float" office:value="219">
            <text:p>219</text:p>
          </table:table-cell>
          <table:table-cell table:style-name="ce7" office:value-type="float" office:value="5.7">
            <text:p>5,7</text:p>
          </table:table-cell>
          <table:table-cell table:style-name="ce7" office:value-type="float" office:value="4.68">
            <text:p>4,68</text:p>
          </table:table-cell>
          <table:table-cell table:style-name="ce3" table:formula="of:=AVERAGE([.E8:.F8])" office:value-type="float" office:value="5.19">
            <text:p>5,19</text:p>
          </table:table-cell>
          <table:table-cell table:style-name="ce12" table:formula="of:=1000/[.G8]" office:value-type="float" office:value="192.678227360308">
            <text:p>193</text:p>
          </table:table-cell>
          <table:table-cell table:style-name="ce14" table:formula="of:=LN([.H8]*10^-6)" office:value-type="float" office:value="-8.55448897615993">
            <text:p>-8,55</text:p>
          </table:table-cell>
          <table:table-cell table:style-name="ce19" table:formula="of:=1/[.C8]" office:value-type="float" office:value="0.00304878048780488">
            <text:p>3,05E-003</text:p>
          </table:table-cell>
          <table:table-cell table:style-name="ce24" table:formula="of:=2*[.$J$20]*[.C8]*LN([.$J$19]/([.H8]*10^-6))/[.$J$21]" office:value-type="float" office:value="0.448610259446821">
            <text:p>0,449</text:p>
          </table:table-cell>
          <table:table-cell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7" office:value-type="float" office:value="60">
            <text:p>60</text:p>
          </table:table-cell>
          <table:table-cell table:style-name="ce7" table:formula="of:=[.B9]+273" office:value-type="float" office:value="333">
            <text:p>333</text:p>
          </table:table-cell>
          <table:table-cell table:style-name="ce7" office:value-type="float" office:value="222">
            <text:p>222</text:p>
          </table:table-cell>
          <table:table-cell table:style-name="ce7" office:value-type="float" office:value="5.04">
            <text:p>5,04</text:p>
          </table:table-cell>
          <table:table-cell table:style-name="ce7" office:value-type="float" office:value="4.2">
            <text:p>4,2</text:p>
          </table:table-cell>
          <table:table-cell table:style-name="ce3" table:formula="of:=AVERAGE([.E9:.F9])" office:value-type="float" office:value="4.62">
            <text:p>4,62</text:p>
          </table:table-cell>
          <table:table-cell table:style-name="ce12" table:formula="of:=1000/[.G9]" office:value-type="float" office:value="216.450216450216">
            <text:p>216</text:p>
          </table:table-cell>
          <table:table-cell table:style-name="ce14" table:formula="of:=LN([.H9]*10^-6)" office:value-type="float" office:value="-8.43814998407578">
            <text:p>-8,44</text:p>
          </table:table-cell>
          <table:table-cell table:style-name="ce19" table:formula="of:=1/[.C9]" office:value-type="float" office:value="0.003003003003003">
            <text:p>3,00E-003</text:p>
          </table:table-cell>
          <table:table-cell table:style-name="ce24" table:formula="of:=2*[.$J$20]*[.C9]*LN([.$J$19]/([.H9]*10^-6))/[.$J$21]" office:value-type="float" office:value="0.448774370996528">
            <text:p>0,449</text:p>
          </table:table-cell>
          <table:table-cell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7" office:value-type="float" office:value="65">
            <text:p>65</text:p>
          </table:table-cell>
          <table:table-cell table:style-name="ce7" table:formula="of:=[.B10]+273" office:value-type="float" office:value="338">
            <text:p>338</text:p>
          </table:table-cell>
          <table:table-cell table:style-name="ce7" office:value-type="float" office:value="226">
            <text:p>226</text:p>
          </table:table-cell>
          <table:table-cell table:style-name="ce7" office:value-type="float" office:value="4.47">
            <text:p>4,47</text:p>
          </table:table-cell>
          <table:table-cell table:style-name="ce7" office:value-type="float" office:value="3.8">
            <text:p>3,8</text:p>
          </table:table-cell>
          <table:table-cell table:style-name="ce3" table:formula="of:=AVERAGE([.E10:.F10])" office:value-type="float" office:value="4.135">
            <text:p>4,135</text:p>
          </table:table-cell>
          <table:table-cell table:style-name="ce12" table:formula="of:=1000/[.G10]" office:value-type="float" office:value="241.837968561064">
            <text:p>242</text:p>
          </table:table-cell>
          <table:table-cell table:style-name="ce14" table:formula="of:=LN([.H10]*10^-6)" office:value-type="float" office:value="-8.32724260745779">
            <text:p>-8,33</text:p>
          </table:table-cell>
          <table:table-cell table:style-name="ce19" table:formula="of:=1/[.C10]" office:value-type="float" office:value="0.0029585798816568">
            <text:p>2,96E-003</text:p>
          </table:table-cell>
          <table:table-cell table:style-name="ce24" table:formula="of:=2*[.$J$20]*[.C10]*LN([.$J$19]/([.H10]*10^-6))/[.$J$21]" office:value-type="float" office:value="0.449054343298703">
            <text:p>0,449</text:p>
          </table:table-cell>
          <table:table-cell/>
        </table:table-row>
        <table:table-row table:style-name="ro2">
          <table:table-cell table:style-name="ce3" office:value-type="float" office:value="36">
            <text:p>36</text:p>
          </table:table-cell>
          <table:table-cell table:style-name="ce7" office:value-type="float" office:value="70">
            <text:p>70</text:p>
          </table:table-cell>
          <table:table-cell table:style-name="ce7" table:formula="of:=[.B11]+273" office:value-type="float" office:value="343">
            <text:p>343</text:p>
          </table:table-cell>
          <table:table-cell table:style-name="ce7" office:value-type="float" office:value="230">
            <text:p>230</text:p>
          </table:table-cell>
          <table:table-cell table:style-name="ce7" office:value-type="float" office:value="3.93">
            <text:p>3,93</text:p>
          </table:table-cell>
          <table:table-cell table:style-name="ce7" office:value-type="float" office:value="3.37">
            <text:p>3,37</text:p>
          </table:table-cell>
          <table:table-cell table:style-name="ce3" table:formula="of:=AVERAGE([.E11:.F11])" office:value-type="float" office:value="3.65">
            <text:p>3,65</text:p>
          </table:table-cell>
          <table:table-cell table:style-name="ce12" table:formula="of:=1000/[.G11]" office:value-type="float" office:value="273.972602739726">
            <text:p>274</text:p>
          </table:table-cell>
          <table:table-cell table:style-name="ce14" table:formula="of:=LN([.H11]*10^-6)" office:value-type="float" office:value="-8.20248244657654">
            <text:p>-8,20</text:p>
          </table:table-cell>
          <table:table-cell table:style-name="ce19" table:formula="of:=1/[.C11]" office:value-type="float" office:value="0.00291545189504373">
            <text:p>2,92E-003</text:p>
          </table:table-cell>
          <table:table-cell table:style-name="ce24" table:formula="of:=2*[.$J$20]*[.C11]*LN([.$J$19]/([.H11]*10^-6))/[.$J$21]" office:value-type="float" office:value="0.448324627872976">
            <text:p>0,448</text:p>
          </table:table-cell>
          <table:table-cell/>
        </table:table-row>
        <table:table-row table:style-name="ro2">
          <table:table-cell table:style-name="ce3" office:value-type="float" office:value="40">
            <text:p>40</text:p>
          </table:table-cell>
          <table:table-cell table:style-name="ce7" office:value-type="float" office:value="75">
            <text:p>75</text:p>
          </table:table-cell>
          <table:table-cell table:style-name="ce7" table:formula="of:=[.B12]+273" office:value-type="float" office:value="348">
            <text:p>348</text:p>
          </table:table-cell>
          <table:table-cell table:style-name="ce7" office:value-type="float" office:value="235">
            <text:p>23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3.08">
            <text:p>3,08</text:p>
          </table:table-cell>
          <table:table-cell table:style-name="ce3" table:formula="of:=AVERAGE([.E12:.F12])" office:value-type="float" office:value="3.29">
            <text:p>3,29</text:p>
          </table:table-cell>
          <table:table-cell table:style-name="ce12" table:formula="of:=1000/[.G12]" office:value-type="float" office:value="303.951367781155">
            <text:p>304</text:p>
          </table:table-cell>
          <table:table-cell table:style-name="ce14" table:formula="of:=LN([.H12]*10^-6)" office:value-type="float" office:value="-8.09864284375942">
            <text:p>-8,10</text:p>
          </table:table-cell>
          <table:table-cell table:style-name="ce19" table:formula="of:=1/[.C12]" office:value-type="float" office:value="0.0028735632183908">
            <text:p>2,87E-003</text:p>
          </table:table-cell>
          <table:table-cell table:style-name="ce24" table:formula="of:=2*[.$J$20]*[.C12]*LN([.$J$19]/([.H12]*10^-6))/[.$J$21]" office:value-type="float" office:value="0.448634263082025">
            <text:p>0,449</text:p>
          </table:table-cell>
          <table:table-cell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7" office:value-type="float" office:value="80">
            <text:p>80</text:p>
          </table:table-cell>
          <table:table-cell table:style-name="ce7" table:formula="of:=[.B13]+273" office:value-type="float" office:value="353">
            <text:p>353</text:p>
          </table:table-cell>
          <table:table-cell table:style-name="ce7" office:value-type="float" office:value="238">
            <text:p>238</text:p>
          </table:table-cell>
          <table:table-cell table:style-name="ce7" office:value-type="float" office:value="3.1">
            <text:p>3,1</text:p>
          </table:table-cell>
          <table:table-cell table:style-name="ce7" office:value-type="float" office:value="2.78">
            <text:p>2,78</text:p>
          </table:table-cell>
          <table:table-cell table:style-name="ce3" table:formula="of:=AVERAGE([.E13:.F13])" office:value-type="float" office:value="2.94">
            <text:p>2,94</text:p>
          </table:table-cell>
          <table:table-cell table:style-name="ce12" table:formula="of:=1000/[.G13]" office:value-type="float" office:value="340.136054421769">
            <text:p>340</text:p>
          </table:table-cell>
          <table:table-cell table:style-name="ce14" table:formula="of:=LN([.H13]*10^-6)" office:value-type="float" office:value="-7.98616486033273">
            <text:p>-7,99</text:p>
          </table:table-cell>
          <table:table-cell table:style-name="ce19" table:formula="of:=1/[.C13]" office:value-type="float" office:value="0.0028328611898017">
            <text:p>2,83E-003</text:p>
          </table:table-cell>
          <table:table-cell table:style-name="ce24" table:formula="of:=2*[.$J$20]*[.C13]*LN([.$J$19]/([.H13]*10^-6))/[.$J$21]" office:value-type="float" office:value="0.44823964270443">
            <text:p>0,448</text:p>
          </table:table-cell>
          <table:table-cell/>
        </table:table-row>
        <table:table-row table:style-name="ro2">
          <table:table-cell table:style-name="ce3" office:value-type="float" office:value="48">
            <text:p>48</text:p>
          </table:table-cell>
          <table:table-cell table:style-name="ce7" office:value-type="float" office:value="85">
            <text:p>85</text:p>
          </table:table-cell>
          <table:table-cell table:style-name="ce7" table:formula="of:=[.B14]+273" office:value-type="float" office:value="358">
            <text:p>358</text:p>
          </table:table-cell>
          <table:table-cell table:style-name="ce7" office:value-type="float" office:value="242">
            <text:p>242</text:p>
          </table:table-cell>
          <table:table-cell table:style-name="ce7" office:value-type="float" office:value="2.74">
            <text:p>2,74</text:p>
          </table:table-cell>
          <table:table-cell table:style-name="ce7" office:value-type="float" office:value="2.44">
            <text:p>2,44</text:p>
          </table:table-cell>
          <table:table-cell table:style-name="ce3" table:formula="of:=AVERAGE([.E14:.F14])" office:value-type="float" office:value="2.59">
            <text:p>2,59</text:p>
          </table:table-cell>
          <table:table-cell table:style-name="ce12" table:formula="of:=1000/[.G14]" office:value-type="float" office:value="386.100386100386">
            <text:p>386</text:p>
          </table:table-cell>
          <table:table-cell table:style-name="ce14" table:formula="of:=LN([.H14]*10^-6)" office:value-type="float" office:value="-7.85941315469358">
            <text:p>-7,86</text:p>
          </table:table-cell>
          <table:table-cell table:style-name="ce19" table:formula="of:=1/[.C14]" office:value-type="float" office:value="0.00279329608938547">
            <text:p>2,79E-003</text:p>
          </table:table-cell>
          <table:table-cell table:style-name="ce24" table:formula="of:=2*[.$J$20]*[.C14]*LN([.$J$19]/([.H14]*10^-6))/[.$J$21]" office:value-type="float" office:value="0.446770866784621">
            <text:p>0,447</text:p>
          </table:table-cell>
          <table:table-cell/>
        </table:table-row>
        <table:table-row table:style-name="ro2">
          <table:table-cell table:style-name="ce3" office:value-type="float" office:value="52">
            <text:p>52</text:p>
          </table:table-cell>
          <table:table-cell table:style-name="ce7" office:value-type="float" office:value="90">
            <text:p>90</text:p>
          </table:table-cell>
          <table:table-cell table:style-name="ce7" table:formula="of:=[.B15]+273" office:value-type="float" office:value="363">
            <text:p>363</text:p>
          </table:table-cell>
          <table:table-cell table:style-name="ce7" office:value-type="float" office:value="246">
            <text:p>246</text:p>
          </table:table-cell>
          <table:table-cell table:style-name="ce7" office:value-type="float" office:value="2.46">
            <text:p>2,46</text:p>
          </table:table-cell>
          <table:table-cell table:style-name="ce7" office:value-type="float" office:value="2.2">
            <text:p>2,2</text:p>
          </table:table-cell>
          <table:table-cell table:style-name="ce3" table:formula="of:=AVERAGE([.E15:.F15])" office:value-type="float" office:value="2.33">
            <text:p>2,33</text:p>
          </table:table-cell>
          <table:table-cell table:style-name="ce12" table:formula="of:=1000/[.G15]" office:value-type="float" office:value="429.184549356223">
            <text:p>429</text:p>
          </table:table-cell>
          <table:table-cell table:style-name="ce14" table:formula="of:=LN([.H15]*10^-6)" office:value-type="float" office:value="-7.75362354655975">
            <text:p>-7,75</text:p>
          </table:table-cell>
          <table:table-cell table:style-name="ce19" table:formula="of:=1/[.C15]" office:value-type="float" office:value="0.00275482093663912">
            <text:p>2,75E-003</text:p>
          </table:table-cell>
          <table:table-cell table:style-name="ce24" table:formula="of:=2*[.$J$20]*[.C15]*LN([.$J$19]/([.H15]*10^-6))/[.$J$21]" office:value-type="float" office:value="0.446394672585972">
            <text:p>0,446</text:p>
          </table:table-cell>
          <table:table-cell/>
        </table:table-row>
        <table:table-row table:style-name="ro2">
          <table:table-cell table:style-name="ce3" office:value-type="float" office:value="56">
            <text:p>56</text:p>
          </table:table-cell>
          <table:table-cell table:style-name="ce7" office:value-type="float" office:value="95">
            <text:p>95</text:p>
          </table:table-cell>
          <table:table-cell table:style-name="ce7" table:formula="of:=[.B16]+273" office:value-type="float" office:value="368">
            <text:p>368</text:p>
          </table:table-cell>
          <table:table-cell table:style-name="ce7" office:value-type="float" office:value="251">
            <text:p>251</text:p>
          </table:table-cell>
          <table:table-cell table:style-name="ce7" office:value-type="float" office:value="2.13">
            <text:p>2,13</text:p>
          </table:table-cell>
          <table:table-cell table:style-name="ce7" office:value-type="float" office:value="2.09">
            <text:p>2,09</text:p>
          </table:table-cell>
          <table:table-cell table:style-name="ce3" table:formula="of:=AVERAGE([.E16:.F16])" office:value-type="float" office:value="2.11">
            <text:p>2,11</text:p>
          </table:table-cell>
          <table:table-cell table:style-name="ce12" table:formula="of:=1000/[.G16]" office:value-type="float" office:value="473.9336492891">
            <text:p>474</text:p>
          </table:table-cell>
          <table:table-cell table:style-name="ce14" table:formula="of:=LN([.H16]*10^-6)" office:value-type="float" office:value="-7.65444322647011">
            <text:p>-7,65</text:p>
          </table:table-cell>
          <table:table-cell table:style-name="ce19" table:formula="of:=1/[.C16]" office:value-type="float" office:value="0.00271739130434783">
            <text:p>2,72E-003</text:p>
          </table:table-cell>
          <table:table-cell table:style-name="ce24" table:formula="of:=2*[.$J$20]*[.C16]*LN([.$J$19]/([.H16]*10^-6))/[.$J$21]" office:value-type="float" office:value="0.446255252950135">
            <text:p>0,446</text:p>
          </table:table-cell>
          <table:table-cell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8" office:value-type="float" office:value="100">
            <text:p>100</text:p>
          </table:table-cell>
          <table:table-cell table:style-name="ce8" table:formula="of:=[.B17]+273" office:value-type="float" office:value="373">
            <text:p>373</text:p>
          </table:table-cell>
          <table:table-cell table:style-name="ce8" office:value-type="float" office:value="255">
            <text:p>255</text:p>
          </table:table-cell>
          <table:table-cell table:number-columns-repeated="2" table:style-name="ce8" office:value-type="float" office:value="1.99">
            <text:p>1,99</text:p>
          </table:table-cell>
          <table:table-cell table:style-name="ce4" table:formula="of:=AVERAGE([.E17:.F17])" office:value-type="float" office:value="1.99">
            <text:p>1,99</text:p>
          </table:table-cell>
          <table:table-cell table:style-name="ce13" table:formula="of:=1000/[.G17]" office:value-type="float" office:value="502.51256281407">
            <text:p>503</text:p>
          </table:table-cell>
          <table:table-cell table:style-name="ce15" table:formula="of:=LN([.H17]*10^-6)" office:value-type="float" office:value="-7.59588991771854">
            <text:p>-7,60</text:p>
          </table:table-cell>
          <table:table-cell table:style-name="ce20" table:formula="of:=1/[.C17]" office:value-type="float" office:value="0.00268096514745308">
            <text:p>2,68E-003</text:p>
          </table:table-cell>
          <table:table-cell table:style-name="ce25" table:formula="of:=2*[.$J$20]*[.C17]*LN([.$J$19]/([.H17]*10^-6))/[.$J$21]" office:value-type="float" office:value="0.448555740854737">
            <text:p>0,449</text:p>
          </table:table-cell>
          <table:table-cell/>
        </table:table-row>
        <table:table-row table:style-name="ro2">
          <table:table-cell>
            <draw:frame table:end-cell-address="Лист1.H39" table:end-x="2.024cm" table:end-y="0.358cm" draw:z-index="0" draw:style-name="gr2" draw:text-style-name="P1" svg:width="15.556cm" svg:height="9.404cm" svg:x="0cm" svg:y="0.438cm">
              <draw:object draw:notify-on-update-of-ranges="Лист1.J3:Лист1.J17 Лист1.I3:Лист1.I1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 table:style-name="ce26" table:formula="of:=AVERAGE([.K3:.K17])" office:value-type="float" office:value="0.447853144388294">
            <text:p>0,448</text:p>
          </table:table-cell>
          <table:table-cell/>
        </table:table-row>
        <table:table-row table:style-name="ro2">
          <table:table-cell table:number-columns-repeated="8"/>
          <table:table-cell table:style-name="ce16" office:value-type="string">
            <text:p>G0 = </text:p>
          </table:table-cell>
          <table:table-cell table:style-name="ce21" table:formula="of:=EXP(-0.6158)" office:value-type="float" office:value="0.54020855555203">
            <text:p>0,540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6" office:value-type="string">
            <text:p>k = </text:p>
          </table:table-cell>
          <table:table-cell table:formula="of:=1.38*10^-23" office:value-type="float" office:value="1.38E-023">
            <text:p>1,38E-023</text:p>
          </table:table-cell>
          <table:table-cell table:number-columns-repeated="2"/>
        </table:table-row>
        <table:table-row table:style-name="ro2">
          <table:table-cell table:number-columns-repeated="8"/>
          <table:table-cell table:style-name="ce16" office:value-type="string">
            <text:p>e = </text:p>
          </table:table-cell>
          <table:table-cell table:formula="of:=1.602*10^-19" office:value-type="float" office:value="1.602E-019">
            <text:p>1,602E-019</text:p>
          </table:table-cell>
          <table:table-cell table:number-columns-repeated="2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8"/>
          <table:table-cell>
            <draw:frame table:end-cell-address="Лист1.R42" table:end-x="0.07cm" table:end-y="0.015cm" draw:z-index="2" draw:style-name="gr2" draw:text-style-name="P1" svg:width="19.024cm" svg:height="8.488cm" svg:x="1.018cm" svg:y="0.108cm">
              <draw:object draw:notify-on-update-of-ranges="Лист1.B3:Лист1.B17 Лист1.D3:Лист1.D1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2" table:number-rows-repeated="16">
          <table:table-cell table:number-columns-repeated="12"/>
        </table:table-row>
        <table:table-row table:style-name="ro2">
          <table:table-cell>
            <draw:frame table:end-cell-address="Лист1.H60" table:end-x="2.024cm" table:end-y="0.394cm" draw:z-index="3" draw:style-name="gr2" draw:text-style-name="P1" svg:width="15.556cm" svg:height="9.404cm" svg:x="0cm" svg:y="0.022cm">
              <draw:object draw:notify-on-update-of-ranges="Лист1.J3:Лист1.J17 Лист1.I3:Лист1.I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dient_20_1" draw:display-name="Gradient 1" draw:style="linear" draw:start-color="#000000" draw:end-color="#ffffff" draw:start-intensity="100%" draw:end-intensity="100%" draw:angle="0" draw:border="0%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3.12.2014</text:date>, <text:time>01:54:1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01:29:02.03</meta:creation-date>
    <dc:date>2014-12-03T01:54:11.73</dc:date>
    <meta:editing-duration>PT3H12M43S</meta:editing-duration>
    <meta:editing-cycles>18</meta:editing-cycles>
    <meta:generator>OpenOffice.org/3.4.1$Win32 OpenOffice.org_project/341m1$Build-9593</meta:generator>
    <meta:document-statistic meta:table-count="1" meta:cell-count="1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60">
      <style:chart-properties chart:display-label="true" chart:logarithmic="false" chart:minimum="0.0027" chart:maximum="0.00325" chart:reverse-direction="false" text:line-break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minimum="-9" chart:maximum="-7.5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57cm" svg:height="9.405cm" xlink:href=".." xlink:type="simple" chart:class="chart:scatter" chart:column-mapping="1 0" chart:style-name="ch1">
        <chart:plot-area chart:style-name="ch2" table:cell-range-address="Лист1.I3:Лист1.J17" svg:x="1.777cm" svg:y="0.887cm" svg:width="13.158cm" svg:height="7.322cm">
          <chartooo:coordinate-region svg:x="2.795cm" svg:y="1.411cm" svg:width="12.14cm" svg:height="6.798cm"/>
          <chart:axis chart:dimension="x" chart:name="primary-x" chart:style-name="ch3">
            <chart:title svg:x="8.074cm" svg:y="8.398cm" chart:style-name="ch4">
              <text:p>1/T</text:p>
            </chart:title>
          </chart:axis>
          <chart:axis chart:dimension="y" chart:name="primary-y" chart:style-name="ch5">
            <chart:title svg:x="0.451cm" svg:y="4.255cm" chart:style-name="ch4">
              <text:p>ln(Gп)</text:p>
            </chart:title>
            <chart:grid chart:style-name="ch6" chart:class="major"/>
          </chart:axis>
          <chart:series chart:style-name="ch7" chart:values-cell-range-address="Лист1.I3:Лист1.I17" chart:class="chart:scatter">
            <chart:domain table:cell-range-address="Лист1.J3:Лист1.J17"/>
            <chart:regression-curve chart:style-name="ch8">
              <chart:equation svg:x="7.949cm" svg:y="2.125cm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003300330033">
                <text:p>0.0033003300330033</text:p>
                <draw:g>
                  <svg:desc>Лист1.J3:Лист1.J17</svg:desc>
                </draw:g>
              </table:table-cell>
              <table:table-cell office:value-type="float" office:value="-9.1616751999949">
                <text:p>-9.1616751999949</text:p>
                <draw:g>
                  <svg:desc>Лист1.I3:Лист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4675324675325">
                <text:p>0.00324675324675325</text:p>
              </table:table-cell>
              <table:table-cell office:value-type="float" office:value="-9.04546572878595">
                <text:p>-9.04546572878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19488817891374">
                <text:p>0.00319488817891374</text:p>
              </table:table-cell>
              <table:table-cell office:value-type="float" office:value="-8.92598608961708">
                <text:p>-8.92598608961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465408805031">
                <text:p>0.00314465408805031</text:p>
              </table:table-cell>
              <table:table-cell office:value-type="float" office:value="-8.80011394676631">
                <text:p>-8.80011394676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09597523219814">
                <text:p>0.00309597523219814</text:p>
              </table:table-cell>
              <table:table-cell office:value-type="float" office:value="-8.67077227934454">
                <text:p>-8.67077227934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04878048780488">
                <text:p>0.00304878048780488</text:p>
              </table:table-cell>
              <table:table-cell office:value-type="float" office:value="-8.55448897615993">
                <text:p>-8.55448897615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003003003003">
                <text:p>0.003003003003003</text:p>
              </table:table-cell>
              <table:table-cell office:value-type="float" office:value="-8.43814998407578">
                <text:p>-8.43814998407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9585798816568">
                <text:p>0.0029585798816568</text:p>
              </table:table-cell>
              <table:table-cell office:value-type="float" office:value="-8.32724260745779">
                <text:p>-8.32724260745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91545189504373">
                <text:p>0.00291545189504373</text:p>
              </table:table-cell>
              <table:table-cell office:value-type="float" office:value="-8.20248244657654">
                <text:p>-8.20248244657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8735632183908">
                <text:p>0.0028735632183908</text:p>
              </table:table-cell>
              <table:table-cell office:value-type="float" office:value="-8.09864284375942">
                <text:p>-8.09864284375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8328611898017">
                <text:p>0.0028328611898017</text:p>
              </table:table-cell>
              <table:table-cell office:value-type="float" office:value="-7.98616486033273">
                <text:p>-7.98616486033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79329608938547">
                <text:p>0.00279329608938547</text:p>
              </table:table-cell>
              <table:table-cell office:value-type="float" office:value="-7.85941315469358">
                <text:p>-7.85941315469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75482093663912">
                <text:p>0.00275482093663912</text:p>
              </table:table-cell>
              <table:table-cell office:value-type="float" office:value="-7.75362354655975">
                <text:p>-7.75362354655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71739130434783">
                <text:p>0.00271739130434783</text:p>
              </table:table-cell>
              <table:table-cell office:value-type="float" office:value="-7.65444322647011">
                <text:p>-7.65444322647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68096514745308">
                <text:p>0.00268096514745308</text:p>
              </table:table-cell>
              <table:table-cell office:value-type="float" office:value="-7.59588991771854">
                <text:p>-7.595889917718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exponential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exponential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55cm" svg:height="9.18cm" xlink:href=".." xlink:type="simple" chart:class="chart:scatter" chart:style-name="ch1">
        <chart:plot-area chart:style-name="ch2" table:cell-range-address="Лист1.C3:Лист1.C17 Лист1.G3:Лист1.G17" svg:x="1.309cm" svg:y="0.867cm" svg:width="11.699cm" svg:height="7.122cm">
          <chartooo:coordinate-region svg:x="1.93cm" svg:y="1.08cm" svg:width="10.798cm" svg:height="6.236cm"/>
          <chart:axis chart:dimension="x" chart:name="primary-x" chart:style-name="ch3">
            <chart:title svg:x="6.823cm" svg:y="8.173cm" chart:style-name="ch4">
              <text:p>T, K</text:p>
            </chart:title>
          </chart:axis>
          <chart:axis chart:dimension="y" chart:name="primary-y" chart:style-name="ch3">
            <chart:title svg:x="0.451cm" svg:y="4.882cm" chart:style-name="ch5">
              <text:p>&lt;Rп&gt;</text:p>
            </chart:title>
            <chart:grid chart:style-name="ch6" chart:class="major"/>
          </chart:axis>
          <chart:series chart:style-name="ch7" chart:values-cell-range-address="Лист1.G3:Лист1.G17" chart:class="chart:scatter">
            <chart:domain table:cell-range-address="Лист1.C3:Лист1.C17"/>
            <chart:regression-curve chart:style-name="ch8">
              <chart:equation svg:x="4.965cm" svg:y="1.132cm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3">
                <text:p>303</text:p>
                <draw:g>
                  <svg:desc>Лист1.C3:Лист1.C17</svg:desc>
                </draw:g>
              </table:table-cell>
              <table:table-cell office:value-type="float" office:value="9.525">
                <text:p>9.525</text:p>
                <draw:g>
                  <svg:desc>Лист1.G3:Лист1.G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">
                <text:p>308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3">
                <text:p>313</text:p>
              </table:table-cell>
              <table:table-cell office:value-type="float" office:value="7.525">
                <text:p>7.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8">
                <text:p>318</text:p>
              </table:table-cell>
              <table:table-cell office:value-type="float" office:value="6.635">
                <text:p>6.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3">
                <text:p>323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8">
                <text:p>328</text:p>
              </table:table-cell>
              <table:table-cell office:value-type="float" office:value="5.19">
                <text:p>5.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3">
                <text:p>333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8">
                <text:p>338</text:p>
              </table:table-cell>
              <table:table-cell office:value-type="float" office:value="4.135">
                <text:p>4.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3">
                <text:p>343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8">
                <text:p>348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3">
                <text:p>353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8">
                <text:p>358</text:p>
              </table:table-cell>
              <table:table-cell office:value-type="float" office:value="2.59">
                <text:p>2.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3">
                <text:p>363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8">
                <text:p>368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3">
                <text:p>373</text:p>
              </table:table-cell>
              <table:table-cell office:value-type="float" office:value="1.99">
                <text:p>1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7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25cm" svg:height="8.489cm" xlink:href=".." xlink:type="simple" chart:class="chart:scatter" chart:style-name="ch1">
        <chart:plot-area chart:style-name="ch2" table:cell-range-address="Лист1.B3:Лист1.B17 Лист1.D3:Лист1.D17" svg:x="1.418cm" svg:y="0.811cm" svg:width="16.847cm" svg:height="6.501cm">
          <chartooo:coordinate-region svg:x="2.225cm" svg:y="1.023cm" svg:width="15.76cm" svg:height="5.616cm"/>
          <chart:axis chart:dimension="x" chart:name="primary-x" chart:style-name="ch3">
            <chart:title svg:x="9.546cm" svg:y="7.482cm" chart:style-name="ch4">
              <text:p>t, C</text:p>
            </chart:title>
          </chart:axis>
          <chart:axis chart:dimension="y" chart:name="primary-y" chart:style-name="ch5">
            <chart:title svg:x="0.451cm" svg:y="4.356cm" chart:style-name="ch6">
              <text:p>Rм</text:p>
            </chart:title>
            <chart:grid chart:style-name="ch7" chart:class="major"/>
          </chart:axis>
          <chart:series chart:style-name="ch8" chart:values-cell-range-address="Лист1.D3:Лист1.D17" chart:class="chart:scatter">
            <chart:domain table:cell-range-address="Лист1.B3:Лист1.B17"/>
            <chart:regression-curve chart:style-name="ch9">
              <chart:equation/>
            </chart:regression-curve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Лист1.B3:Лист1.B17</svg:desc>
                </draw:g>
              </table:table-cell>
              <table:table-cell office:value-type="float" office:value="201">
                <text:p>201</text:p>
                <draw:g>
                  <svg:desc>Лист1.D3:Лист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">
                <text:p>5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">
                <text:p>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5">
                <text:p>8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">
                <text:p>9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3" style:family="chart" style:data-style-name="N60">
      <style:chart-properties chart:display-label="true" chart:logarithmic="false" chart:minimum="0" chart:maximum="0.00325" chart:reverse-direction="false" text:line-break="false" chart:axis-position="0" chart:axis-label-position="near-axis-other-side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2">
      <style:chart-properties chart:display-label="true" chart:logarithmic="false" chart:minimum="-9" chart:maximum="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57cm" svg:height="9.405cm" xlink:href=".." xlink:type="simple" chart:class="chart:scatter" chart:column-mapping="1 0" chart:style-name="ch1">
        <chart:plot-area chart:style-name="ch2" table:cell-range-address="Лист1.I3:Лист1.J17" svg:x="1.777cm" svg:y="0.887cm" svg:width="13.158cm" svg:height="7.322cm">
          <chartooo:coordinate-region svg:x="2.795cm" svg:y="1.411cm" svg:width="12.14cm" svg:height="6.586cm"/>
          <chart:axis chart:dimension="x" chart:name="primary-x" chart:style-name="ch3">
            <chart:title svg:x="8.074cm" svg:y="8.398cm" chart:style-name="ch4">
              <text:p>1/T</text:p>
            </chart:title>
          </chart:axis>
          <chart:axis chart:dimension="y" chart:name="primary-y" chart:style-name="ch5">
            <chart:title svg:x="0.451cm" svg:y="4.255cm" chart:style-name="ch4">
              <text:p>ln(Gп)</text:p>
            </chart:title>
            <chart:grid chart:style-name="ch6" chart:class="major"/>
          </chart:axis>
          <chart:series chart:style-name="ch7" chart:values-cell-range-address="Лист1.I3:Лист1.I17" chart:class="chart:scatter">
            <chart:domain table:cell-range-address="Лист1.J3:Лист1.J17"/>
            <chart:regression-curve chart:style-name="ch8">
              <chart:equation svg:x="7.949cm" svg:y="2.125cm"/>
            </chart:regression-curve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3003300330033">
                <text:p>0.0033003300330033</text:p>
                <draw:g>
                  <svg:desc>Лист1.J3:Лист1.J17</svg:desc>
                </draw:g>
              </table:table-cell>
              <table:table-cell office:value-type="float" office:value="-9.1616751999949">
                <text:p>-9.1616751999949</text:p>
                <draw:g>
                  <svg:desc>Лист1.I3:Лист1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324675324675325">
                <text:p>0.00324675324675325</text:p>
              </table:table-cell>
              <table:table-cell office:value-type="float" office:value="-9.04546572878595">
                <text:p>-9.045465728785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19488817891374">
                <text:p>0.00319488817891374</text:p>
              </table:table-cell>
              <table:table-cell office:value-type="float" office:value="-8.92598608961708">
                <text:p>-8.925986089617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14465408805031">
                <text:p>0.00314465408805031</text:p>
              </table:table-cell>
              <table:table-cell office:value-type="float" office:value="-8.80011394676631">
                <text:p>-8.800113946766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09597523219814">
                <text:p>0.00309597523219814</text:p>
              </table:table-cell>
              <table:table-cell office:value-type="float" office:value="-8.67077227934454">
                <text:p>-8.670772279344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04878048780488">
                <text:p>0.00304878048780488</text:p>
              </table:table-cell>
              <table:table-cell office:value-type="float" office:value="-8.55448897615993">
                <text:p>-8.55448897615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003003003003">
                <text:p>0.003003003003003</text:p>
              </table:table-cell>
              <table:table-cell office:value-type="float" office:value="-8.43814998407578">
                <text:p>-8.438149984075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9585798816568">
                <text:p>0.0029585798816568</text:p>
              </table:table-cell>
              <table:table-cell office:value-type="float" office:value="-8.32724260745779">
                <text:p>-8.32724260745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91545189504373">
                <text:p>0.00291545189504373</text:p>
              </table:table-cell>
              <table:table-cell office:value-type="float" office:value="-8.20248244657654">
                <text:p>-8.20248244657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8735632183908">
                <text:p>0.0028735632183908</text:p>
              </table:table-cell>
              <table:table-cell office:value-type="float" office:value="-8.09864284375942">
                <text:p>-8.098642843759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8328611898017">
                <text:p>0.0028328611898017</text:p>
              </table:table-cell>
              <table:table-cell office:value-type="float" office:value="-7.98616486033273">
                <text:p>-7.98616486033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279329608938547">
                <text:p>0.00279329608938547</text:p>
              </table:table-cell>
              <table:table-cell office:value-type="float" office:value="-7.85941315469358">
                <text:p>-7.85941315469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275482093663912">
                <text:p>0.00275482093663912</text:p>
              </table:table-cell>
              <table:table-cell office:value-type="float" office:value="-7.75362354655975">
                <text:p>-7.753623546559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271739130434783">
                <text:p>0.00271739130434783</text:p>
              </table:table-cell>
              <table:table-cell office:value-type="float" office:value="-7.65444322647011">
                <text:p>-7.65444322647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268096514745308">
                <text:p>0.00268096514745308</text:p>
              </table:table-cell>
              <table:table-cell office:value-type="float" office:value="-7.59588991771854">
                <text:p>-7.595889917718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